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1666in" fo:line-height="107%"/>
      <style:text-properties style:font-name="Times New Roman" style:font-name-asian="Times New Roman" style:font-name-complex="Times New Roman" fo:color="#000000"/>
    </style:style>
    <style:style style:name="P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1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1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1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2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1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3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1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4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1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2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3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4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5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6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7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8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59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  <style:style style:name="P60" style:parent-style-name="Normal" style:family="paragraph">
      <style:paragraph-properties fo:margin-top="0.1666in" fo:line-height="107%"/>
      <style:text-properties style:font-name="Times New Roman" style:font-name-asian="Times New Roman" style:font-name-complex="Times New Roman" fo:color="#000000"/>
    </style:style>
  </office:automatic-styles>
  <office:body>
    <office:text text:use-soft-page-breaks="true">
      <text:p text:style-name="P1">Coding<text:s/></text:p>
      <text:p text:style-name="P2">import java.util.Scanner;</text:p>
      <text:p text:style-name="P3">import java.util.Random;</text:p>
      <text:p text:style-name="P4"><text:s/></text:p>
      <text:p text:style-name="P5">public class LearningGame {</text:p>
      <text:p text:style-name="P6"><text:s/></text:p>
      <text:p text:style-name="P7"><text:s text:c="4"/>public static void main(String[] args) {</text:p>
      <text:p text:style-name="P8"><text:s text:c="8"/>Scanner scanner = new Scanner(System.in);</text:p>
      <text:p text:style-name="P9"><text:s text:c="8"/>Random random = new Random();</text:p>
      <text:p text:style-name="P10"><text:s text:c="8"/>int score = 0;</text:p>
      <text:p text:style-name="P11"><text:s/></text:p>
      <text:p text:style-name="P12"><text:s text:c="8"/>System.out.println("Welcome to LearningGame - A LearnQuest!");</text:p>
      <text:p text:style-name="P13"><text:s text:c="8"/>System.out.println("This game will help you learn programming concepts.");</text:p>
      <text:p text:style-name="P14"><text:s text:c="8"/>System.out.println("Let's get started.\n");</text:p>
      <text:p text:style-name="P15"><text:s/></text:p>
      <text:p text:style-name="P16"><text:s text:c="8"/>for (int i = 1; i &lt;= 5; i++) {</text:p>
      <text:p text:style-name="P17"><text:s text:c="12"/>int num1 = random.nextInt(10);</text:p>
      <text:p text:style-name="P18"><text:s text:c="12"/>int num2 = random.nextInt(10);</text:p>
      <text:p text:style-name="P19"><text:s/></text:p>
      <text:p text:style-name="P20"><text:s text:c="12"/>System.out.println("Question " + i + ":");</text:p>
      <text:p text:style-name="P21"><text:s text:c="12"/>System.out.println("What is " + num1 + " + " + num2 + "?");</text:p>
      <text:p text:style-name="P22"><text:s/></text:p>
      <text:p text:style-name="P23"><text:s text:c="12"/>int userAnswer = getUserInput(scanner);</text:p>
      <text:p text:style-name="P24"><text:s text:c="12"/>int correctAnswer = num1 + num2;</text:p>
      <text:p text:style-name="P25"><text:s/></text:p>
      <text:p text:style-name="P26"><text:s text:c="12"/>if (userAnswer == correctAnswer) {</text:p>
      <text:p text:style-name="P27"><text:s text:c="16"/>System.out.println("Correct! Great job!");</text:p>
      <text:p text:style-name="P28"><text:s text:c="16"/>score++;</text:p>
      <text:p text:style-name="P29"><text:s text:c="12"/>} else {</text:p>
      <text:p text:style-name="P30"><text:s text:c="16"/>System.out.println("Sorry, that's not correct. The answer is " + correctAnswer);</text:p>
      <text:p text:style-name="P31"><text:s text:c="12"/>}</text:p>
      <text:p text:style-name="P32"><text:s/></text:p>
      <text:p text:style-name="P33"><text:s text:c="12"/>System.out.println();</text:p>
      <text:p text:style-name="P34"><text:s text:c="8"/>}</text:p>
      <text:p text:style-name="P35"><text:s/></text:p>
      <text:p text:style-name="P36"><text:s text:c="8"/>System.out.println("Game Over!");</text:p>
      <text:p text:style-name="P37"><text:s text:c="8"/>System.out.println("Your score is: " + score + "/5");</text:p>
      <text:p text:style-name="P38"><text:s/></text:p>
      <text:p text:style-name="P39"><text:s text:c="8"/>scanner.close();</text:p>
      <text:p text:style-name="P40"><text:s text:c="4"/>}</text:p>
      <text:p text:style-name="P41"><text:s/></text:p>
      <text:p text:style-name="P42"><text:s text:c="4"/>private static int getUserInput(Scanner scanner) {</text:p>
      <text:p text:style-name="P43"><text:s text:c="8"/>int userAnswer = -1;</text:p>
      <text:p text:style-name="P44"><text:s text:c="8"/>boolean validInput = false;</text:p>
      <text:p text:style-name="P45"><text:s/></text:p>
      <text:p text:style-name="P46"><text:s text:c="8"/>while (!validInput) {</text:p>
      <text:p text:style-name="P47"><text:s text:c="12"/>System.out.print("Your answer: ");</text:p>
      <text:p text:style-name="P48"><text:s/></text:p>
      <text:p text:style-name="P49"><text:s text:c="12"/>if (scanner.hasNextInt()) {</text:p>
      <text:p text:style-name="P50"><text:s text:c="16"/>userAnswer = scanner.nextInt();</text:p>
      <text:p text:style-name="P51"><text:s text:c="16"/>validInput = true;</text:p>
      <text:p text:style-name="P52"><text:s text:c="12"/>} else {</text:p>
      <text:p text:style-name="P53"><text:s text:c="16"/>System.out.println("Invalid input. Please enter a number.");</text:p>
      <text:p text:style-name="P54"><text:s text:c="16"/>scanner.nextLine(); <text:s/>// Consume the invalid input</text:p>
      <text:p text:style-name="P55"><text:s text:c="12"/>}</text:p>
      <text:p text:style-name="P56"><text:s text:c="8"/>}</text:p>
      <text:p text:style-name="P57"><text:s/></text:p>
      <text:p text:style-name="P58"><text:s text:c="8"/>return userAnswer;</text:p>
      <text:p text:style-name="P59"><text:s text:c="4"/>}</text:p>
      <text:p text:style-name="P60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4-08-23T17:10:00Z</meta:creation-date>
    <dc:date>2024-08-23T17:10:00Z</dc:date>
    <meta:template xlink:href="Normal.dotm" xlink:type="simple"/>
    <meta:editing-cycles>1</meta:editing-cycles>
    <meta:editing-duration>PT0S</meta:editing-duration>
    <meta:document-statistic meta:page-count="1" meta:paragraph-count="3" meta:word-count="270" meta:character-count="1809" meta:row-count="12" meta:non-whitespace-character-count="1542"/>
  </office:meta>
</office:document-meta>
</file>